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<text:span text:style-name="T1">Восстановлена работоспособность демонстрационных процессов обработки внутренних документов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7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ext:soft-page-break/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<text:soft-page-break/>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ext:soft-page-break/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<text:soft-page-break/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ext:soft-page-break/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ext:soft-page-break/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20T21:04:35.34</dc:date>
    <meta:editing-duration>PT13H5M42S</meta:editing-duration>
    <meta:editing-cycles>21</meta:editing-cycles>
    <meta:generator>OpenOffice.org/3.3$Win32 OpenOffice.org_project/330m20$Build-9567</meta:generator>
    <meta:document-statistic meta:table-count="13" meta:image-count="0" meta:object-count="0" meta:page-count="7" meta:paragraph-count="409" meta:word-count="1592" meta:character-count="12168"/>
  </office:meta>
</office:document-meta>
</file>